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2pt" officeooo:rsid="00008877" officeooo:paragraph-rsid="0000887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2pt" officeooo:rsid="00025a18" officeooo:paragraph-rsid="00025a18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2pt" officeooo:rsid="0010a679" officeooo:paragraph-rsid="0010a679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2pt" fo:font-weight="bold" officeooo:rsid="00008877" officeooo:paragraph-rsid="0000887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size="12pt" fo:font-weight="bold" officeooo:rsid="0010e225" officeooo:paragraph-rsid="0010e225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FreeSerif" fo:font-size="12pt" officeooo:rsid="0010a679" officeooo:paragraph-rsid="0010a679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FreeSerif" fo:font-size="12pt" fo:language="en" fo:country="GB" officeooo:rsid="0010a679" officeooo:paragraph-rsid="00129497" fo:background-color="#ffffff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>
          <style:tab-stop style:position="3.8165in"/>
        </style:tab-stops>
      </style:paragraph-properties>
      <style:text-properties style:font-name="FreeSerif" fo:font-size="12pt" fo:language="en" fo:country="GB" fo:font-style="italic" officeooo:rsid="0010a679" officeooo:paragraph-rsid="00129497" fo:background-color="#ffffff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weight="bold" officeooo:paragraph-rsid="00129497" fo:background-color="#fffff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0129497" fo:background-color="#ffffff"/>
    </style:style>
    <style:style style:name="P11" style:family="paragraph" style:parent-style-name="Standard">
      <style:paragraph-properties fo:text-align="center" style:justify-single-word="false">
        <style:tab-stops>
          <style:tab-stop style:position="3.8165in"/>
        </style:tab-stops>
      </style:paragraph-properties>
      <style:text-properties fo:language="en" fo:country="GB" officeooo:paragraph-rsid="00129497" fo:background-color="#ffffff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8165in"/>
        </style:tab-stops>
      </style:paragraph-properties>
      <style:text-properties fo:language="en" fo:country="GB" fo:font-style="italic" officeooo:paragraph-rsid="00129497" fo:background-color="#ffffff" style:font-style-asian="italic" style:font-style-complex="italic"/>
    </style:style>
    <style:style style:name="P13" style:family="paragraph" style:parent-style-name="Standard">
      <style:paragraph-properties fo:text-align="center" style:justify-single-word="false"/>
      <style:text-properties fo:language="en" fo:country="GB" fo:font-style="italic" officeooo:paragraph-rsid="00129497" fo:background-color="#ffffff" style:font-style-asian="italic" style:font-style-complex="italic"/>
    </style:style>
    <style:style style:name="P14" style:family="paragraph" style:parent-style-name="Standard">
      <style:paragraph-properties fo:text-align="center" style:justify-single-word="false"/>
      <style:text-properties fo:language="en" fo:country="GB" fo:font-style="italic" officeooo:paragraph-rsid="00129497" style:font-style-asian="italic" style:font-style-complex="italic"/>
    </style:style>
    <style:style style:name="P15" style:family="paragraph" style:parent-style-name="Báseň">
      <style:paragraph-properties fo:line-height="100%" fo:text-align="center" style:justify-single-word="false"/>
      <style:text-properties officeooo:paragraph-rsid="00129497"/>
    </style:style>
    <style:style style:name="T1" style:family="text">
      <style:text-properties officeooo:rsid="0004f8ef"/>
    </style:style>
    <style:style style:name="T2" style:family="text">
      <style:text-properties officeooo:rsid="0010e225"/>
    </style:style>
    <style:style style:name="T3" style:family="text">
      <style:text-properties officeooo:rsid="0021a4de"/>
    </style:style>
    <style:style style:name="T4" style:family="text">
      <style:text-properties officeooo:rsid="00205e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y're coming to take me away</text:p>
      <text:p text:style-name="P1"/>
      <text:p text:style-name="P1">Want me to understand</text:p>
      <text:p text:style-name="P1">They're better for me than them</text:p>
      <text:p text:style-name="P1">Want me to switch the mode</text:p>
      <text:p text:style-name="P1">Told 'bout life never taken away</text:p>
      <text:p text:style-name="P1">Want me to decide</text:p>
      <text:p text:style-name="P1">for the only right way,</text:p>
      <text:p text:style-name="P1">Want me to choose a side</text:p>
      <text:p text:style-name="P1">what will be better for new day</text:p>
      <text:p text:style-name="P1"/>
      <text:p text:style-name="P1">And they are only one who can offer</text:p>
      <text:p text:style-name="P1">Who can give me paradise,</text:p>
      <text:p text:style-name="P1">And they are first who can save me,</text:p>
      <text:p text:style-name="P1">Who can give me a better life.</text:p>
      <text:p text:style-name="P1"/>
      <text:p text:style-name="P1">Watch me as I'm falling down,</text:p>
      <text:p text:style-name="P1">come to us, we'd give you an offer,</text:p>
      <text:p text:style-name="P1">you'll never betray us,</text:p>
      <text:p text:style-name="P1">And we'll give you promised paradise…</text:p>
      <text:p text:style-name="P1"/>
      <text:p text:style-name="P1">I'm not here.</text:p>
      <text:p text:style-name="P1">I have no fear,</text:p>
      <text:p text:style-name="P1">I'll never accept</text:p>
      <text:p text:style-name="P1">I'll never fall,</text:p>
      <text:p text:style-name="P1"/>
      <text:p text:style-name="P1">'Cause</text:p>
      <text:p text:style-name="P1">They're coming to take me away</text:p>
      <text:p text:style-name="P1">With cover of promise to better day</text:p>
      <text:p text:style-name="P1">They're coming to take me away,</text:p>
      <text:p text:style-name="P1">Away from my life.</text:p>
      <text:p text:style-name="P1">They're coming to take me away,</text:p>
      <text:p text:style-name="P1">There'll no escape, no other way,</text:p>
      <text:p text:style-name="P1">They're coming to take me away,</text:p>
      <text:p text:style-name="P1">Where's nothing more to lose…</text:p>
      <text:p text:style-name="P1"/>
      <text:p text:style-name="P2">Save you from who you are</text:p>
      <text:p text:style-name="P2">We will give you better life,</text:p>
      <text:p text:style-name="P2">Save you from your world,</text:p>
      <text:p text:style-name="P2">But I'm <text:span text:style-name="T2">so</text:span> satisfied.</text:p>
      <text:p text:style-name="P2"/>
      <text:p text:style-name="P2">You'll never get me.</text:p>
      <text:p text:style-name="P2">Even if you'll haunt me,</text:p>
      <text:p text:style-name="P2">You'll <text:span text:style-name="T1">never </text:span>break me,</text:p>
      <text:p text:style-name="P2">Never steal my life.</text:p>
      <text:p text:style-name="P2">You'll never steal me,</text:p>
      <text:p text:style-name="P2">Even if you try so hard,</text:p>
      <text:p text:style-name="P2">You'll never get me,</text:p>
      <text:p text:style-name="P2">You will never get satisfied…</text:p>
      <text:p text:style-name="P2">It's not worthy, better kill yourself before trial.</text:p>
      <text:p text:style-name="P5"><text:soft-page-break/>Waste</text:p>
      <text:p text:style-name="P3">I heard a lot about a world,</text:p>
      <text:p text:style-name="P3">But no one ever spent a word,</text:p>
      <text:p text:style-name="P3">I heard a lot about you,</text:p>
      <text:p text:style-name="P3">That was a time you're coming trough,</text:p>
      <text:p text:style-name="P3">I heard a lot,</text:p>
      <text:p text:style-name="P3">I saw a lot,</text:p>
      <text:p text:style-name="P3">But I have never take a move,</text:p>
      <text:p text:style-name="P3">I said nothing,</text:p>
      <text:p text:style-name="P3">Nothing what depends,</text:p>
      <text:p text:style-name="P3">And I'm still here,</text:p>
      <text:p text:style-name="P3">No one can hear me,</text:p>
      <text:p text:style-name="P3">And I'm falling down,</text:p>
      <text:p text:style-name="P3">Have you ever,</text:p>
      <text:p text:style-name="P3">Have you ever seen?</text:p>
      <text:p text:style-name="P3"/>
      <text:p text:style-name="P3">A man who tried,</text:p>
      <text:p text:style-name="P3">tried so hard,</text:p>
      <text:p text:style-name="P3">never get satisfied,</text:p>
      <text:p text:style-name="P3">felt so small…</text:p>
      <text:p text:style-name="P3">Even if you are above me,</text:p>
      <text:p text:style-name="P3">if you are more than me,</text:p>
      <text:p text:style-name="P3">if you are here…</text:p>
      <text:p text:style-name="P3">A man who ran away,</text:p>
      <text:p text:style-name="P3">A man who betrayed,</text:p>
      <text:p text:style-name="P3">A man who left,</text:p>
      <text:p text:style-name="P3">A man who never heard about…</text:p>
      <text:p text:style-name="P3"/>
      <text:p text:style-name="P3">Lost inside a universe,</text:p>
      <text:p text:style-name="P3">It all seems so small,</text:p>
      <text:p text:style-name="P3">What depends and is worthy spent a word?</text:p>
      <text:p text:style-name="P3"/>
      <text:p text:style-name="P3">Hey, Hey, Hey,</text:p>
      <text:p text:style-name="P3">I am standing there,</text:p>
      <text:p text:style-name="P3">behind gates of hell,</text:p>
      <text:p text:style-name="P3">And you'll never see me,</text:p>
      <text:p text:style-name="P3">I'm part of a nightmare.</text:p>
      <text:p text:style-name="P3"/>
      <text:p text:style-name="P3">Let's go,</text:p>
      <text:p text:style-name="P3">straight into a world,</text:p>
      <text:p text:style-name="P3">Let's try,</text:p>
      <text:p text:style-name="P3">left everything behind,</text:p>
      <text:p text:style-name="P3"/>
      <text:p text:style-name="P3">Modify this world,</text:p>
      <text:p text:style-name="P3">And it never depends,</text:p>
      <text:p text:style-name="P3">Modify this hell,</text:p>
      <text:p text:style-name="P3">And no one will ever heard you.</text:p>
      <text:p text:style-name="P3">Modify yourself,</text:p>
      <text:p text:style-name="P3">And nothing will change,</text:p>
      <text:p text:style-name="P3">It's not worthy at all…</text:p>
      <text:p text:style-name="P9"><text:soft-page-break/>FORGIVE</text:p>
      <text:p text:style-name="P10"/>
      <text:p text:style-name="P10">Forgive to me,</text:p>
      <text:p text:style-name="P10">Forgive to you,</text:p>
      <text:p text:style-name="P10">Everything was</text:p>
      <text:p text:style-name="P10">forgiven to us</text:p>
      <text:p text:style-name="P10"/>
      <text:p text:style-name="P10">Dark is my heart,</text:p>
      <text:p text:style-name="P10">My mind is dark,</text:p>
      <text:p text:style-name="P10">Can you forgive me,</text:p>
      <text:p text:style-name="P10">How long have I tried?</text:p>
      <text:p text:style-name="P10"/>
      <text:p text:style-name="P10">I've sold my life,</text:p>
      <text:p text:style-name="P10">My soul is sold,</text:p>
      <text:p text:style-name="P10">I wasted my time</text:p>
      <text:p text:style-name="P10">by searching for the end,</text:p>
      <text:p text:style-name="P10"/>
      <text:p text:style-name="P10">Darkened soul,</text:p>
      <text:p text:style-name="P10">I<text:span text:style-name="T3">'ve</text:span> darken<text:span text:style-name="T4">ed</text:span> my mind,</text:p>
      <text:p text:style-name="P10">I have gone so far</text:p>
      <text:p text:style-name="P10">and I can't return,</text:p>
      <text:p text:style-name="P10"/>
      <text:p text:style-name="P10">I found the spirit,</text:p>
      <text:p text:style-name="P10">Voices found me,</text:p>
      <text:p text:style-name="P10">I must be following</text:p>
      <text:p text:style-name="P10">sorry, I can't stop,</text:p>
      <text:p text:style-name="P10"/>
      <text:p text:style-name="P10">Darkness takes me,</text:p>
      <text:p text:style-name="P10">that takes my mind,</text:p>
      <text:p text:style-name="P10">follow the reaper</text:p>
      <text:p text:style-name="P10">and don't return</text:p>
      <text:p text:style-name="P10"/>
      <text:p text:style-name="P10">I've darkened,</text:p>
      <text:p text:style-name="P10">darkened slowly,</text:p>
      <text:p text:style-name="P10">I want to apologize</text:p>
      <text:p text:style-name="P10">but I'm so shadowy</text:p>
      <text:p text:style-name="P10"/>
      <text:p text:style-name="P10">Black heart,</text:p>
      <text:p text:style-name="P10">Blackened,</text:p>
      <text:p text:style-name="P10">Forgive to me,</text:p>
      <text:p text:style-name="P10">it wasn't just try,</text:p>
      <text:p text:style-name="P10"/>
      <text:p text:style-name="P10">Poisoned life,</text:p>
      <text:p text:style-name="P10">I've poisoned my mind,</text:p>
      <text:p text:style-name="P10">Forgive to me</text:p>
      <text:p text:style-name="P7">I can't live anymore</text:p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THE UNCOVERED III.</text:p>
      <text:p text:style-name="P10"/>
      <text:p text:style-name="P13">Cover your times by lives,</text:p>
      <text:p text:style-name="P13">Cover your night by fights,</text:p>
      <text:p text:style-name="P13">Cover your cries by the sights,</text:p>
      <text:p text:style-name="P13">Cover the uncovered by ends...</text:p>
      <text:p text:style-name="P10"/>
      <text:p text:style-name="P10">Let me hear your words of hunger,</text:p>
      <text:p text:style-name="P10">mostly hunger what it is,</text:p>
      <text:p text:style-name="P10">Let me live your world of anger,</text:p>
      <text:p text:style-name="P10">one mortal's rhapsody,</text:p>
      <text:p text:style-name="P10">Let me find your house of secrets,</text:p>
      <text:p text:style-name="P10">slowly taken by,</text:p>
      <text:p text:style-name="P10">Let me see your gods of daylight,</text:p>
      <text:p text:style-name="P10">and your last tomb,</text:p>
      <text:p text:style-name="P10">Let me take my grave of covers,</text:p>
      <text:p text:style-name="P10">become the saint one,</text:p>
      <text:p text:style-name="P10">Let me dream your uncovered,</text:p>
      <text:p text:style-name="P10">all mine is theirs...</text:p>
      <text:p text:style-name="P10"/>
      <text:p text:style-name="P11">Can I use your illusion</text:p>
      <text:p text:style-name="P11">to cover another life?</text:p>
      <text:p text:style-name="P11">Can I use that confusion,</text:p>
      <text:p text:style-name="P11">to stay outside?</text:p>
      <text:p text:style-name="P11">Can I forget for mistaken,</text:p>
      <text:p text:style-name="P11">and who am I?</text:p>
      <text:p text:style-name="P11">Can I forget for the taken</text:p>
      <text:p text:style-name="P11">who were gone?</text:p>
      <text:p text:style-name="P11">Can I love your living</text:p>
      <text:p text:style-name="P11">bringing lives back?</text:p>
      <text:p text:style-name="P11">Can I love that dreaming</text:p>
      <text:p text:style-name="P11">uncovered covering?</text:p>
      <text:p text:style-name="P11">Can I cover my dimension</text:p>
      <text:p text:style-name="P11">freeze all is saint?</text:p>
      <text:p text:style-name="P11">Can I cover our creation</text:p>
      <text:p text:style-name="P11">and all us uncovered?</text:p>
      <text:p text:style-name="P11"/>
      <text:p text:style-name="P12">Uncover the grave.</text:p>
      <text:p text:style-name="P12">Uncover the death,</text:p>
      <text:p text:style-name="P12">Uncover the god,</text:p>
      <text:p text:style-name="P8">Uncover the cover,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Shock</text:p>
      <text:p text:style-name="P14">Shock me,</text:p>
      <text:p text:style-name="P13">As piece of God,</text:p>
      <text:p text:style-name="P13">Shock me,</text:p>
      <text:p text:style-name="P13">New moment</text:p>
      <text:p text:style-name="P13">Don't stuck,</text:p>
      <text:p text:style-name="P13">Shock me</text:p>
      <text:p text:style-name="P13">with your life and death</text:p>
      <text:p text:style-name="P13">Shock me,</text:p>
      <text:p text:style-name="P13">Welcome to empire of undead...</text:p>
      <text:p text:style-name="P10">I'm sitting hearing heaven judgement,</text:p>
      <text:p text:style-name="P10">I've seen everything before,</text:p>
      <text:p text:style-name="P10">I'm an angel of life and death,</text:p>
      <text:p text:style-name="P10">Let me see all what you lived for,</text:p>
      <text:p text:style-name="P10">I'm a goddess of your innocence,</text:p>
      <text:p text:style-name="P10">To break all world's borderlines,</text:p>
      <text:p text:style-name="P10">I'm a silent storm of time and space.</text:p>
      <text:p text:style-name="P10">Let me see what you wanted after wine,</text:p>
      <text:p text:style-name="P10">I'm watching you getting heaven judgement,</text:p>
      <text:p text:style-name="P10">I still believe it will be more.</text:p>
      <text:p text:style-name="P10">I'm breaking the mask of innocence,</text:p>
      <text:p text:style-name="P10">Let me be shocked and show the sin show...</text:p>
      <text:p text:style-name="P13">Shock me,</text:p>
      <text:p text:style-name="P13">I want to see,</text:p>
      <text:p text:style-name="P13">Shock me,</text:p>
      <text:p text:style-name="P13">Tell me some dream,</text:p>
      <text:p text:style-name="P13">Shock me,</text:p>
      <text:p text:style-name="P13">Don't let me wait,</text:p>
      <text:p text:style-name="P13">Shock me,</text:p>
      <text:p text:style-name="P13">Pain is a gain...</text:p>
      <text:p text:style-name="P10">I'm watching the heaven judgement,</text:p>
      <text:p text:style-name="P10">Nothing is now too hardcore,</text:p>
      <text:p text:style-name="P10">I'm cynic and I'm just watching,</text:p>
      <text:p text:style-name="P10">I know everything can be ignored,</text:p>
      <text:p text:style-name="P10">I'm a bored guard of evil,</text:p>
      <text:p text:style-name="P10">And I don't know what to do,</text:p>
      <text:p text:style-name="P10">I'm waiting for real devil,</text:p>
      <text:p text:style-name="P10">Every sinner is too average for hell.</text:p>
      <text:p text:style-name="P10">I'm a judge giving heaven judgement,</text:p>
      <text:p text:style-name="P10">I'm still waiting for the gore,</text:p>
      <text:p text:style-name="P10">I hope you will be my shock, then,</text:p>
      <text:p text:style-name="P10">Shock me and I'll open my door,</text:p>
      <text:p text:style-name="P13">Shock me,</text:p>
      <text:p text:style-name="P13">Without stereotype,</text:p>
      <text:p text:style-name="P13">Shock me,</text:p>
      <text:p text:style-name="P13">Something new</text:p>
      <text:p text:style-name="P13">for the average day,</text:p>
      <text:p text:style-name="P13">Shock me,</text:p>
      <text:p text:style-name="P13">I want the pain,</text:p>
      <text:p text:style-name="P13">Shock me,</text:p>
      <text:p text:style-name="P13">not that old again and again,</text:p>
      <text:p text:style-name="P8">Shock me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top="0in" fo:margin-bottom="0.139in" loext:contextual-spacing="false" fo:line-height="115%" fo:hyphenation-ladder-count="no-limit"/>
      <style:text-properties fo:color="#00000a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Báseň" style:family="paragraph" style:parent-style-name="Heading_20_1" style:default-outline-level="1" style:list-style-name="">
      <style:paragraph-properties fo:margin-top="0in" fo:margin-bottom="0in" loext:contextual-spacing="false" fo:hyphenation-ladder-count="no-limit"/>
      <style:text-properties fo:font-variant="small-caps" fo:font-weight="bold" style:font-weight-asian="bold"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na </meta:initial-creator>
    <meta:creation-date>2016-02-24T01:42:32.826916596</meta:creation-date>
    <dc:date>2016-06-19T10:54:40.476824210</dc:date>
    <dc:creator>Paulina </dc:creator>
    <meta:editing-duration>PT6H14M35S</meta:editing-duration>
    <meta:editing-cycles>10</meta:editing-cycles>
    <meta:generator>LibreOffice/4.4.3.2$Linux_X86_64 LibreOffice_project/40m0$Build-2</meta:generator>
    <meta:document-statistic meta:table-count="0" meta:image-count="0" meta:object-count="0" meta:page-count="5" meta:paragraph-count="214" meta:word-count="944" meta:character-count="4694" meta:non-whitespace-character-count="3964"/>
  </office:meta>
</office:document-meta>
</file>